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>
        <table:shapes>
          <draw:frame draw:z-index="0" draw:style-name="gr1" draw:text-style-name="P1" svg:width="15.999cm" svg:height="8.999cm" svg:x="16.439cm" svg:y="0.153cm">
            <draw:object draw:notify-on-update-of-ranges="'1'.A1:'1'.A1 '1'.A2:'1'.A5 '1'.B1:'1'.B1 '1'.B2:'1'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986cm" svg:y="10.219cm">
            <draw:object draw:notify-on-update-of-ranges="'1'.A1:'1'.A1 '1'.A2:'1'.A5 '1'.C1:'1'.C1 '1'.C2:'1'.C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cm" svg:y="6.527cm">
            <draw:object draw:notify-on-update-of-ranges="'1'.A1:'1'.A1 '1'.A2:'1'.A5 '1'.D1:'1'.D1 '1'.D2:'1'.D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czba wątk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śpieszenie</text:p>
          </table:table-cell>
          <table:table-cell office:value-type="string" calcext:value-type="string">
            <text:p>efektywnoś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4675" calcext:value-type="float">
            <text:p>0,2846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4362" calcext:value-type="float">
            <text:p>0,184362</text:p>
          </table:table-cell>
          <table:table-cell office:value-type="float" office:value="1.5441088727612" calcext:value-type="float">
            <text:p>1,5441088728</text:p>
          </table:table-cell>
          <table:table-cell office:value-type="float" office:value="0.772054436380599" calcext:value-type="float">
            <text:p>0,77205443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1107" calcext:value-type="float">
            <text:p>0,181107</text:p>
          </table:table-cell>
          <table:table-cell office:value-type="float" office:value="1.57186083365083" calcext:value-type="float">
            <text:p>1,5718608337</text:p>
          </table:table-cell>
          <table:table-cell office:value-type="float" office:value="0.392965208412706" calcext:value-type="float">
            <text:p>0,3929652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3998" calcext:value-type="float">
            <text:p>0,183998</text:p>
          </table:table-cell>
          <table:table-cell office:value-type="float" office:value="1.54716355612561" calcext:value-type="float">
            <text:p>1,5471635561</text:p>
          </table:table-cell>
          <table:table-cell office:value-type="float" office:value="0.193395444515701" calcext:value-type="float">
            <text:p>0,1933954445</text:p>
          </table:table-cell>
        </table:table-row>
      </table:table>
      <table:table table:name="2" table:style-name="ta1">
        <table:shapes>
          <draw:frame draw:z-index="0" draw:style-name="gr1" draw:text-style-name="P1" svg:width="15.999cm" svg:height="8.999cm" svg:x="0.296cm" svg:y="9.555cm">
            <draw:object draw:notify-on-update-of-ranges="'2'.A5:'2'.A5 '2'.A6:'2'.A9 '2'.B5:'2'.B5 '2'.B6:'2'.B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7.349cm" svg:y="9.609cm">
            <draw:object draw:notify-on-update-of-ranges="'2'.A5:'2'.A5 '2'.A6:'2'.A9 '2'.C5:'2'.C5 '2'.C6:'2'.C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6.683cm" svg:y="0cm">
            <draw:object draw:notify-on-update-of-ranges="'2'.A5:'2'.A5 '2'.A6:'2'.A9 '2'.D5:'2'.D5 '2'.D6:'2'.D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ozmiar</text:p>
          </table:table-cell>
          <table:table-cell office:value-type="float" office:value="368640000" calcext:value-type="float">
            <text:p>368640000</text:p>
          </table:table-cell>
          <table:table-cell office:value-type="string" calcext:value-type="string">
            <text:p>dla 8 wątkó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iar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dla 8 wątków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iczba wątk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ś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wymi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1485" calcext:value-type="float">
            <text:p>0,781485</text:p>
          </table:table-cell>
          <table:table-cell table:formula="of:=[.$B$6]/[.B6]" office:value-type="float" office:value="1" calcext:value-type="float">
            <text:p>1</text:p>
          </table:table-cell>
          <table:table-cell table:formula="of:=[.C6]/[.A6]"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1753" calcext:value-type="float">
            <text:p>0,751753</text:p>
          </table:table-cell>
          <table:table-cell table:formula="of:=[.$B$6]/[.B7]" office:value-type="float" office:value="1.03955022460835" calcext:value-type="float">
            <text:p>1,0395502246</text:p>
          </table:table-cell>
          <table:table-cell table:formula="of:=[.C7]/[.A7]" office:value-type="float" office:value="0.519775112304174" calcext:value-type="float">
            <text:p>0,5197751123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3854" calcext:value-type="float">
            <text:p>0,773854</text:p>
          </table:table-cell>
          <table:table-cell table:formula="of:=[.$B$6]/[.B8]" office:value-type="float" office:value="1.00986103321815" calcext:value-type="float">
            <text:p>1,0098610332</text:p>
          </table:table-cell>
          <table:table-cell table:formula="of:=[.C8]/[.A8]" office:value-type="float" office:value="0.252465258304538" calcext:value-type="float">
            <text:p>0,2524652583</text:p>
          </table:table-cell>
          <table:table-cell office:value-type="float" office:value="39800" calcext:value-type="float">
            <text:p>39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9764" calcext:value-type="float">
            <text:p>0,79764</text:p>
          </table:table-cell>
          <table:table-cell table:formula="of:=[.$B$6]/[.B9]" office:value-type="float" office:value="0.979746502181435" calcext:value-type="float">
            <text:p>0,9797465022</text:p>
          </table:table-cell>
          <table:table-cell table:formula="of:=[.C9]/[.A9]" office:value-type="float" office:value="0.122468312772679" calcext:value-type="float">
            <text:p>0,1224683128</text:p>
          </table:table-cell>
          <table:table-cell office:value-type="float" office:value="40000" calcext:value-type="float">
            <text:p>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7-01-17T17:07:42.111831370</meta:creation-date>
    <dc:date>2017-01-17T17:52:44.574969412</dc:date>
    <dc:creator>student </dc:creator>
    <meta:editing-duration>PT13M51S</meta:editing-duration>
    <meta:editing-cycles>1</meta:editing-cycles>
    <meta:document-statistic meta:table-count="2" meta:cell-count="51" meta:object-count="6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5cm" svg:y="4.201cm" style:legend-expansion="high" chart:style-name="ch2"/>
        <chart:plot-area chart:style-name="ch3" table:cell-range-address="'1'.A1:'1'.B5" chart:data-source-has-labels="row" svg:x="0.32cm" svg:y="0.18cm" svg:width="11.555cm" svg:height="8.64cm">
          <chartooo:coordinate-region svg:x="1.232cm" svg:y="0.38cm" svg:width="10.54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B2:'1'.B5" chart:label-cell-address="'1'.B1:'1'.B1" chart:class="chart:scatter">
            <chart:domain table:cell-range-address="'1'.A2:'1'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zas wykonania</text:p>
                <draw:g>
                  <svg:desc>'1'.B1:'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'.A2:'1'.A5</svg:desc>
                </draw:g>
              </table:table-cell>
              <table:table-cell office:value-type="float" office:value="0.284675">
                <text:p>0.284675</text:p>
                <draw:g>
                  <svg:desc>'1'.B2:'1'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4362">
                <text:p>0.184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81107">
                <text:p>0.181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83998">
                <text:p>0.183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4.201cm" style:legend-expansion="high" chart:style-name="ch2"/>
        <chart:plot-area chart:style-name="ch3" table:cell-range-address="'1'.A1:'1'.A5 '1'.C1:'1'.C5" chart:data-source-has-labels="row" svg:x="0.32cm" svg:y="0.18cm" svg:width="11.714cm" svg:height="8.64cm">
          <chartooo:coordinate-region svg:x="1.047cm" svg:y="0.38cm" svg:width="10.89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C2:'1'.C5" chart:label-cell-address="'1'.C1:'1'.C1" chart:class="chart:scatter">
            <chart:domain table:cell-range-address="'1'.A2:'1'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rzyśpieszenie</text:p>
                <draw:g>
                  <svg:desc>'1'.C1:'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'.A2:'1'.A5</svg:desc>
                </draw:g>
              </table:table-cell>
              <table:table-cell office:value-type="float" office:value="1">
                <text:p>1</text:p>
                <draw:g>
                  <svg:desc>'1'.C2:'1'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441088727612">
                <text:p>1.5441088727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57186083365083">
                <text:p>1.57186083365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54716355612561">
                <text:p>1.54716355612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1cm" svg:y="4.201cm" style:legend-expansion="high" chart:style-name="ch2"/>
        <chart:plot-area chart:style-name="ch3" table:cell-range-address="'1'.A1:'1'.A5 '1'.D1:'1'.D5" chart:data-source-has-labels="row" svg:x="0.32cm" svg:y="0.18cm" svg:width="12.111cm" svg:height="8.64cm">
          <chartooo:coordinate-region svg:x="1.047cm" svg:y="0.38cm" svg:width="11.2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D2:'1'.D5" chart:label-cell-address="'1'.D1:'1'.D1" chart:class="chart:scatter">
            <chart:domain table:cell-range-address="'1'.A2:'1'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efektywność</text:p>
                <draw:g>
                  <svg:desc>'1'.D1:'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'.A2:'1'.A5</svg:desc>
                </draw:g>
              </table:table-cell>
              <table:table-cell office:value-type="float" office:value="1">
                <text:p>1</text:p>
                <draw:g>
                  <svg:desc>'1'.D2:'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72054436380599">
                <text:p>0.772054436380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92965208412706">
                <text:p>0.392965208412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93395444515701">
                <text:p>0.1933954445157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5cm" svg:y="4.201cm" style:legend-expansion="high" chart:style-name="ch2"/>
        <chart:plot-area chart:style-name="ch3" table:cell-range-address="'2'.A5:'2'.B9" chart:data-source-has-labels="row" svg:x="0.32cm" svg:y="0.18cm" svg:width="11.555cm" svg:height="8.64cm">
          <chartooo:coordinate-region svg:x="1.232cm" svg:y="0.379cm" svg:width="10.549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'.B6:'2'.B9" chart:label-cell-address="'2'.B5:'2'.B5" chart:class="chart:scatter">
            <chart:domain table:cell-range-address="'2'.A6:'2'.A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zas wykonania</text:p>
                <draw:g>
                  <svg:desc>'2'.B5:'2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'.A6:'2'.A9</svg:desc>
                </draw:g>
              </table:table-cell>
              <table:table-cell office:value-type="float" office:value="0.781485">
                <text:p>0.781485</text:p>
                <draw:g>
                  <svg:desc>'2'.B6:'2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51753">
                <text:p>0.751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73854">
                <text:p>0.773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79764">
                <text:p>0.797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4.201cm" style:legend-expansion="high" chart:style-name="ch2"/>
        <chart:plot-area chart:style-name="ch3" table:cell-range-address="'2'.A5:'2'.A9 '2'.C5:'2'.C9" chart:data-source-has-labels="row" svg:x="0.32cm" svg:y="0.18cm" svg:width="11.714cm" svg:height="8.64cm">
          <chartooo:coordinate-region svg:x="1.232cm" svg:y="0.38cm" svg:width="10.70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'.C6:'2'.C9" chart:label-cell-address="'2'.C5:'2'.C5" chart:class="chart:scatter">
            <chart:domain table:cell-range-address="'2'.A6:'2'.A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rzyśpieszenie</text:p>
                <draw:g>
                  <svg:desc>'2'.C5:'2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'.A6:'2'.A9</svg:desc>
                </draw:g>
              </table:table-cell>
              <table:table-cell office:value-type="float" office:value="1">
                <text:p>1</text:p>
                <draw:g>
                  <svg:desc>'2'.C6:'2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3955022460835">
                <text:p>1.03955022460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0986103321815">
                <text:p>1.00986103321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79746502181435">
                <text:p>0.9797465021814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1cm" svg:y="4.201cm" style:legend-expansion="high" chart:style-name="ch2"/>
        <chart:plot-area chart:style-name="ch3" table:cell-range-address="'2'.A5:'2'.A9 '2'.D5:'2'.D9" chart:data-source-has-labels="row" svg:x="0.32cm" svg:y="0.18cm" svg:width="12.111cm" svg:height="8.64cm">
          <chartooo:coordinate-region svg:x="1.047cm" svg:y="0.38cm" svg:width="11.2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'.D6:'2'.D9" chart:label-cell-address="'2'.D5:'2'.D5" chart:class="chart:scatter">
            <chart:domain table:cell-range-address="'2'.A6:'2'.A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efektywność</text:p>
                <draw:g>
                  <svg:desc>'2'.D5:'2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'.A6:'2'.A9</svg:desc>
                </draw:g>
              </table:table-cell>
              <table:table-cell office:value-type="float" office:value="1">
                <text:p>1</text:p>
                <draw:g>
                  <svg:desc>'2'.D6:'2'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19775112304174">
                <text:p>0.519775112304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52465258304538">
                <text:p>0.252465258304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22468312772679">
                <text:p>0.1224683127726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